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/([.D2]+[.E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creation table (region,ville,dont...)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 insertion besoi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insertion besoin(model,controller)</text:p>
          </table:table-cell>
          <table:table-cell office:value-type="string" calcext:value-type="string">
            <text:p>backen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5]/([.D5]+[.E5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page d insertion do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]/([.D7]+[.E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insertion don(model,controller)</text:p>
          </table:table-cell>
          <table:table-cell office:value-type="string" calcext:value-type="string">
            <text:p>dacke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]/([.D8]+[.E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]/([.D9]+[.E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liste des villes(model ,comtroller)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]/([.D11]+[.E1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/([.D12]+[.E1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igne des pages</text:p>
          </table:table-cell>
          <table:table-cell office:value-type="string" calcext:value-type="string">
            <text:p>front en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3]/([.D13]+[.E13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pache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4]/([.D14]+[.E1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rmulaire d achat</text:p>
          </table:table-cell>
          <table:table-cell office:value-type="string" calcext:value-type="string">
            <text:p>afficha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5]/([.D15]+[.E15])" office:value-type="percentage" office:value="0.5" calcext:value-type="percentage">
            <text:p>5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calcul achat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]/([.D16]+[.E16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itltre par ville avec besoin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7]/([.D17]+[.E17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liste des dons par ville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8]/([.D18]+[.E1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liste des dons par ville</text:p>
          </table:table-cell>
          <table:table-cell office:value-type="string" calcext:value-type="string">
            <text:p>affichag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]/([.D19]+[.E1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besoin et besoins restant</text:p>
          </table:table-cell>
          <table:table-cell office:value-type="string" calcext:value-type="string">
            <text:p>back end 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liste des besoins et besoins restants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21]/([.D21]+[.E2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simulation repartition de dons</text:p>
          </table:table-cell>
          <table:table-cell office:value-type="string" calcext:value-type="string">
            <text:p>affichage+back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afraichissement des montants(Ajax)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3]/([.D23]+[.E23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front e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]/([.D24]+[.E24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7T07:56:48.146037438</dc:date>
    <meta:editing-duration>PT5H2M44S</meta:editing-duration>
    <meta:editing-cycles>11</meta:editing-cycles>
    <meta:generator>LibreOffice/7.3.7.2$Linux_X86_64 LibreOffice_project/30$Build-2</meta:generator>
    <meta:document-statistic meta:table-count="1" meta:cell-count="168" meta:object-count="0"/>
  </office:meta>
</office:document-meta>
</file>